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Going Deeper with Convolutions</text:span></text:p>
      <text:p text:style-name="P1"><text:span text:style-name="T1">As most image centric machine learning projects go, for substantial results the use of neural networks are prevalent. This decade, the superpower of machine learnt computer vision is definitely Google and their epitome of image data. Their first iteration of this was the GoogLeNet after which they improved on the network architecture and codenamed it Inception.</text:span></text:p>
      <text:p text:style-name="P1"><text:span text:style-name="T1">The Inception is a Deep Convolutional Neural Network that aims to "go deeper" in terms of both it's network layer depth and an optimized matrix processing architecture. The paper "Going Deeper with Convolutions" by C. Szegedy explains how Inception's dataflow architecture works. Basically it takes in a small array of large matrices. Then as the network processes the weights it slowly decreases the matrix size but distributes them along a larger array. This enables the images fed into the neural net to be divided up into chunks and hence maintain as much of its recognizable features as possible. As seen from the table the first layer takes in 64 chunks of 112 x 112 input. And these chunks can all be arranged to fit a 672 x 672 image. Another advantage of the Incepetion Net is the usage of multiple forward fed softmax outputs that refine the loss logarithmically of the later nodes.</text:span></text:p>
      <text:p text:style-name="P1"><text:span text:style-name="T1">This is important knowledge as among neural networks Inception is one of the most performant as seen in the 2014 ImageNet Large-Scale Visual Recognition Challenge, which it won 1st place in both classification and detection, having an error of only 6.7%.</text:span></text:p>
      <text:p text:style-name="P1"><text:span text:style-name="T1">Going Deeper with Convolutions, Christian Szegedy, 17 Sep 2014, Cornell University ArXiv</text:span></text:p>
      <text:p text:style-name="P1"><text:span text:style-name="T1"/></text:p>
      <text:p text:style-name="P1"><text:span text:style-name="T1">Visualizing Data using TSNE</text:span></text:p>
      <text:p text:style-name="P1"><text:span text:style-name="T1">TSNE is a popular mapping algorithm that is best suited for data that is encompassed on a higher number of dimensions than observable. Albeit TSNE is used for mapping, it's real purpose is Dimensionality Reduction. The paper "Visualizing Data using TSNE" by Laurens van der Maaten that explains how TSNE uses the T Distribution function as a baseline to calculate the each object's nearest neighbor. That is done by randomly traversing a graph net of least euclidean distant points representing other objects. Then embedding that neighbor with 2D or 3D vector space coordinates corresponding to their features and then placing them near the previous centroid. Hence the name T-Distributed Stochastic Neighbor Embedding.</text:span></text:p>
      <text:p text:style-name="P1"><text:span text:style-name="T1">The reason TSNE is considered relevant even now despite being a decade old is due to the fact that it's algorithm is optimized to work with high dimensional data by representing the many features as a vector hence preserving the non-linear characteristics of the data. It can be observed that once the algorithm run, the clusters formed are usually very dense and maintains a strict uniform distance between other clusters, making it a reasonable choice for easily solving classification problems.</text:span></text:p>
      <text:p text:style-name="P1"><text:span text:style-name="T1">Visualizing Data using TSNE, Laurens van der Maaten, 9th of November 2008, The Journal of Machine Learning Research</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